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draw:stroke="none" svg:stroke-color="#000000" draw:fill="none" draw:fill-color="#ffffff" fo:min-height="2.163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2.845cm"/>
    </style:style>
    <style:style style:name="gr16" style:family="graphic" style:parent-style-name="standard">
      <style:graphic-properties draw:stroke="none" svg:stroke-color="#000000" draw:fill="none" draw:fill-color="#ffffff" fo:min-height="1.537cm"/>
    </style:style>
    <style:style style:name="gr17" style:family="graphic" style:parent-style-name="standard">
      <style:graphic-properties draw:stroke="none" svg:stroke-color="#000000" draw:fill="none" draw:fill-color="#ffffff" fo:min-height="2.049cm"/>
    </style:style>
    <style:style style:name="gr18" style:family="graphic" style:parent-style-name="standard">
      <style:graphic-properties draw:stroke="none" svg:stroke-color="#000000" draw:fill="none" draw:fill-color="#ffffff" fo:min-height="2.5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2.5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729cm"/>
    </style:style>
    <style:style style:name="gr21" style:family="graphic" style:parent-style-name="standard">
      <style:graphic-properties draw:stroke="none" svg:stroke-color="#000000" draw:fill="none" draw:fill-color="#ffffff" fo:min-height="2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3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81cm" svg:x="10.017cm" svg:y="6.588cm">
          <draw:glue-point draw:id="12" svg:x="-4.666cm" svg:y="-2cm"/>
          <draw:glue-point draw:id="13" svg:x="4.666cm" svg:y="-1.666cm"/>
          <draw:glue-point draw:id="14" svg:x="2cm" svg:y="-4.666cm"/>
          <draw:glue-point draw:id="15" svg:x="-2cm" svg:y="-4.666cm"/>
          <draw:glue-point draw:id="16" svg:x="4.666cm" svg:y="2cm"/>
          <draw:glue-point draw:id="17" svg:x="2cm" svg:y="4.666cm"/>
          <draw:glue-point draw:id="18" svg:x="-2cm" svg:y="4.666cm"/>
          <draw:glue-point draw:id="19" svg:x="-4.666cm" svg:y="2cm"/>
          <text:p text:style-name="P1">CogBit</text:p>
          <text:p text:style-name="P1">Dev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08cm" svg:height="3.81cm" svg:x="13.319cm" svg:y="1cm">
          <draw:glue-point draw:id="4" svg:x="-2.5cm" svg:y="5cm"/>
          <draw:glue-point draw:id="5" svg:x="-3.75cm" svg:y="5cm"/>
          <draw:glue-point draw:id="6" svg:x="-1.25cm" svg:y="5cm"/>
          <draw:glue-point draw:id="7" svg:x="2.5cm" svg:y="5cm"/>
          <draw:glue-point draw:id="8" svg:x="3.75cm" svg:y="5cm"/>
          <draw:glue-point draw:id="9" svg:x="1.25cm" svg:y="5cm"/>
          <draw:glue-point draw:id="10" svg:x="5cm" svg:y="2.666cm"/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3.81cm" svg:height="3.81cm" svg:x="14.843cm" svg:y="23.098cm">
          <draw:glue-point draw:id="4" svg:x="-2.333cm" svg:y="-5cm"/>
          <draw:glue-point draw:id="5" svg:x="2.666cm" svg:y="-5cm"/>
          <text:p text:style-name="P1">Emergency</text:p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81cm" svg:height="3.81cm" svg:x="8.874cm" svg:y="23.13cm">
          <draw:glue-point draw:id="4" svg:x="-2.333cm" svg:y="-5cm"/>
          <draw:glue-point draw:id="5" svg:x="2.333cm" svg:y="-5cm"/>
          <text:p text:style-name="P1">Taxi/</text:p>
          <text:p text:style-name="P1">Rideshar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3.81cm" svg:x="1cm" svg:y="23.13cm">
          <draw:glue-point draw:id="4" svg:x="2.333cm" svg:y="-5cm"/>
          <draw:glue-point draw:id="5" svg:x="-2.666cm" svg:y="-5cm"/>
          <text:p text:style-name="P1">Doctor/</text:p>
          <text:p text:style-name="P1">Caregiv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54cm" svg:height="2.54cm" svg:x="18.272cm" svg:y="15.986cm">
          <text:p text:style-name="P1">Cloud</text:p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7.62cm" svg:height="2.794cm" svg:x="6.985cm" svg:y="16.24cm">
          <draw:glue-point draw:id="4" svg:x="-5cm" svg:y="-2.5cm"/>
          <draw:glue-point draw:id="5" svg:x="-5cm" svg:y="2.5cm"/>
          <draw:glue-point draw:id="6" svg:x="-2.5cm" svg:y="5cm"/>
          <draw:glue-point draw:id="7" svg:x="2.5cm" svg:y="5cm"/>
          <draw:glue-point draw:id="8" svg:x="5cm" svg:y="2.5cm"/>
          <draw:glue-point draw:id="9" svg:x="5cm" svg:y="-2.5cm"/>
          <draw:glue-point draw:id="10" svg:x="2.5cm" svg:y="-5cm"/>
          <draw:glue-point draw:id="11" svg:x="-2cm" svg:y="-5cm"/>
          <draw:glue-point draw:id="12" svg:x="-3.687cm" svg:y="5cm"/>
          <draw:glue-point draw:id="13" svg:x="-1.187cm" svg:y="5cm"/>
          <draw:glue-point draw:id="14" svg:x="1.145cm" svg:y="5cm"/>
          <draw:glue-point draw:id="15" svg:x="3.812cm" svg:y="5cm"/>
          <draw:glue-point draw:id="16" svg:x="4.145cm" svg:y="-5cm"/>
          <draw:glue-point draw:id="17" svg:x="-5.001cm" svg:y="-5cm"/>
          <draw:glue-point draw:id="18" svg:x="-3.687cm" svg:y="-5cm"/>
          <draw:glue-point draw:id="19" svg:x="1.312cm" svg:y="-5cm"/>
          <text:p text:style-name="P1">Smart Phone</text:p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0.795cm" svg:y1="16.24cm" svg:x2="10.575cm" svg:y2="9.84cm" draw:start-shape="id1" draw:start-glue-point="0" draw:end-shape="id2" draw:end-glue-point="7" svg:d="M10795 16240c0-4380-220-1180-220-6400" svg:viewBox="0 0 221 6401">
          <text:p/>
        </draw:connector>
        <draw:connector draw:style-name="gr6" draw:text-style-name="P2" draw:layer="layout" draw:type="curve" svg:x1="11.922cm" svg:y1="10.398cm" svg:x2="11.794cm" svg:y2="16.24cm" draw:start-shape="id2" draw:start-glue-point="8" draw:end-shape="id1" draw:end-glue-point="19" svg:d="M11922 10398c0 4383-128 1462-128 5842" svg:viewBox="0 0 129 5843">
          <text:p/>
        </draw:connector>
        <draw:connector draw:style-name="gr6" draw:text-style-name="P2" draw:layer="layout" draw:type="curve" svg:x1="11.16cm" svg:y1="6.716cm" svg:x2="13.954cm" svg:y2="4.81cm" draw:start-shape="id2" draw:start-glue-point="15" draw:end-shape="id3" draw:end-glue-point="5" svg:d="M11160 6716c0-1525 2794-573 2794-1906" svg:viewBox="0 0 2795 1907">
          <text:p/>
        </draw:connector>
        <draw:connector draw:style-name="gr6" draw:text-style-name="P2" draw:layer="layout" draw:type="curve" svg:x1="17.129cm" svg:y1="4.81cm" svg:x2="13.827cm" svg:y2="8.493cm" draw:start-shape="id3" draw:start-glue-point="7" draw:end-shape="id2" draw:end-glue-point="10" svg:d="M17129 4810c0 2456-1100 3683-3302 3683" svg:viewBox="0 0 3303 3684">
          <text:p/>
        </draw:connector>
        <draw:connector draw:style-name="gr7" draw:text-style-name="P2" draw:layer="layout" draw:type="curve" svg:x1="19.542cm" svg:y1="15.986cm" svg:x2="14.605cm" svg:y2="18.335cm" draw:start-shape="id4" draw:start-glue-point="0" draw:end-shape="id1" draw:end-glue-point="8" svg:d="M19542 15986c0-751-1551-626-2098 149s-88 2200-2839 2200" svg:viewBox="0 0 4938 2852">
          <text:p/>
        </draw:connector>
        <draw:connector draw:style-name="gr7" draw:text-style-name="P2" draw:layer="layout" draw:type="curve" svg:x1="13.699cm" svg:y1="19.034cm" svg:x2="19.542cm" svg:y2="18.526cm" draw:start-shape="id1" draw:start-glue-point="15" draw:end-shape="id4" draw:end-glue-point="2" svg:d="M13699 19034c0 751 5843 1005 5843-508" svg:viewBox="0 0 5844 1107">
          <text:p/>
        </draw:connector>
        <draw:connector draw:style-name="gr7" draw:text-style-name="P2" draw:layer="layout" draw:type="curve" svg:x1="16.494cm" svg:y1="4.81cm" svg:x2="12.684cm" svg:y2="6.716cm" draw:start-shape="id3" draw:start-glue-point="9" draw:end-shape="id2" draw:end-glue-point="14" svg:d="M16494 4810c0 1333-3810 381-3810 1906" svg:viewBox="0 0 3811 1907">
          <text:p/>
        </draw:connector>
        <draw:frame draw:style-name="gr8" draw:text-style-name="P3" draw:layer="layout" svg:width="2.286cm" svg:height="2.384cm" svg:x="13.446cm" svg:y="5.572cm">
          <draw:text-box>
            <text:p>Get Active </text:p>
            <text:p>Input</text:p>
          </draw:text-box>
        </draw:frame>
        <draw:frame draw:style-name="gr8" draw:text-style-name="P3" draw:layer="layout" svg:width="2.921cm" svg:height="2.384cm" svg:x="14.462cm" svg:y="7.35cm">
          <draw:text-box>
            <text:p>Get</text:p>
            <text:p>Passive</text:p>
            <text:p>Input</text:p>
          </draw:text-box>
        </draw:frame>
        <draw:frame draw:style-name="gr9" draw:text-style-name="P3" draw:layer="layout" svg:width="4.191cm" svg:height="1.673cm" svg:x="10.652cm" svg:y="4.429cm">
          <draw:text-box>
            <text:p>Send </text:p>
            <text:p>Reminders</text:p>
          </draw:text-box>
        </draw:frame>
        <draw:frame draw:style-name="gr10" draw:text-style-name="P3" draw:layer="layout" svg:width="2.54cm" svg:height="3.806cm" svg:x="11.414cm" svg:y="11.672cm">
          <draw:text-box>
            <text:p>Give<text:line-break/>Raw</text:p>
            <text:p>Input</text:p>
          </draw:text-box>
        </draw:frame>
        <draw:frame draw:style-name="gr11" draw:text-style-name="P3" draw:layer="layout" svg:width="3.81cm" svg:height="2.413cm" svg:x="9.128cm" svg:y="11.033cm">
          <draw:text-box>
            <text:p>Send</text:p>
            <text:p>Reminders</text:p>
          </draw:text-box>
        </draw:frame>
        <draw:connector draw:style-name="gr7" draw:text-style-name="P2" draw:layer="layout" draw:type="curve" svg:x1="1.89cm" svg:y1="23.13cm" svg:x2="7.986cm" svg:y2="19.034cm" draw:start-shape="id5" draw:start-glue-point="5" draw:end-shape="id1" draw:end-glue-point="12" svg:d="M1890 23130c0-3072 6096-1024 6096-4096" svg:viewBox="0 0 6097 4097">
          <text:p/>
        </draw:connector>
        <draw:connector draw:style-name="gr7" draw:text-style-name="P2" draw:layer="layout" draw:type="curve" svg:x1="8.89cm" svg:y1="19.034cm" svg:x2="3.793cm" svg:y2="23.13cm" draw:start-shape="id1" draw:start-glue-point="6" draw:end-shape="id5" draw:end-glue-point="4" svg:d="M8890 19034c0 3072-5097 1024-5097 4096" svg:viewBox="0 0 5098 4097">
          <text:p/>
        </draw:connector>
        <draw:connector draw:style-name="gr7" draw:text-style-name="P2" draw:layer="layout" draw:type="curve" svg:x1="9.891cm" svg:y1="23.13cm" svg:x2="9.891cm" svg:y2="19.034cm" draw:start-shape="id6" draw:start-glue-point="4" draw:end-shape="id1" draw:end-glue-point="13" svg:d="M9891 23130v-4096" svg:viewBox="0 0 1 4097">
          <text:p/>
        </draw:connector>
        <draw:connector draw:style-name="gr7" draw:text-style-name="P2" draw:layer="layout" draw:type="curve" svg:x1="10.795cm" svg:y1="19.034cm" svg:x2="11.667cm" svg:y2="23.13cm" draw:start-shape="id1" draw:end-shape="id6" draw:end-glue-point="5" svg:d="M10795 19034c0 3072 872 1024 872 4096" svg:viewBox="0 0 873 4097">
          <text:p/>
        </draw:connector>
        <draw:connector draw:style-name="gr7" draw:text-style-name="P2" draw:layer="layout" draw:type="curve" svg:x1="12.7cm" svg:y1="19.034cm" svg:x2="17.763cm" svg:y2="23.098cm" draw:start-shape="id1" draw:start-glue-point="7" draw:end-shape="id7" draw:end-glue-point="5" svg:d="M12700 19034c0 3048 5063 1016 5063 4064" svg:viewBox="0 0 5064 4065">
          <text:p/>
        </draw:connector>
        <draw:connector draw:style-name="gr7" draw:text-style-name="P2" draw:layer="layout" draw:type="curve" svg:x1="15.86cm" svg:y1="23.098cm" svg:x2="11.667cm" svg:y2="19.034cm" draw:start-shape="id7" draw:start-glue-point="4" draw:end-shape="id1" draw:end-glue-point="14" svg:d="M15860 23098c0-3048-4193-1016-4193-4064" svg:viewBox="0 0 4194 4065">
          <text:p/>
        </draw:connector>
        <draw:frame draw:style-name="gr12" draw:text-style-name="P3" draw:layer="layout" svg:width="3.302cm" svg:height="1.143cm" svg:x="15.732cm" svg:y="16.621cm">
          <draw:text-box>
            <text:p>Send Data</text:p>
          </draw:text-box>
        </draw:frame>
        <draw:frame draw:style-name="gr13" draw:text-style-name="P3" draw:layer="layout" svg:width="3.048cm" svg:height="1.524cm" svg:x="16.748cm" svg:y="18.907cm">
          <draw:text-box>
            <text:p>Write</text:p>
            <text:p>Data</text:p>
          </draw:text-box>
        </draw:frame>
        <draw:frame draw:style-name="gr8" draw:text-style-name="P3" draw:layer="layout" svg:width="3.556cm" svg:height="2.384cm" svg:x="0.365cm" svg:y="21.701cm">
          <draw:text-box>
            <text:p>Send Med Info</text:p>
          </draw:text-box>
        </draw:frame>
        <draw:frame draw:style-name="gr14" draw:text-style-name="P3" draw:layer="layout" svg:width="3.683cm" svg:height="1.275cm" svg:x="4.81cm" svg:y="21.222cm">
          <draw:text-box>
            <text:p>Give New</text:p>
            <text:p>Patient Info</text:p>
          </draw:text-box>
        </draw:frame>
        <draw:frame draw:style-name="gr15" draw:text-style-name="P3" draw:layer="layout" svg:width="3.81cm" svg:height="3.095cm" svg:x="10.271cm" svg:y="20.812cm">
          <draw:text-box>
            <text:p>Send Location/ Destination /Payment</text:p>
          </draw:text-box>
        </draw:frame>
        <draw:frame draw:style-name="gr16" draw:text-style-name="P3" draw:layer="layout" svg:width="2.667cm" svg:height="1.787cm" svg:x="8.366cm" svg:y="20.93cm">
          <draw:text-box>
            <text:p>Send</text:p>
            <text:p>Arrival</text:p>
            <text:p>Info</text:p>
          </draw:text-box>
        </draw:frame>
        <draw:frame draw:style-name="gr17" draw:text-style-name="P3" draw:layer="layout" svg:width="3.175cm" svg:height="2.299cm" svg:x="17.637cm" svg:y="20.418cm">
          <draw:text-box>
            <text:p>Contact EMS / Give Relevant Info</text:p>
          </draw:text-box>
        </draw:frame>
        <draw:frame draw:style-name="gr18" draw:text-style-name="P3" draw:layer="layout" svg:width="4.191cm" svg:height="2.811cm" svg:x="13.446cm" svg:y="21.828cm">
          <draw:text-box>
            <text:p>Send Advice /</text:p>
            <text:p>Send Arrival Info</text:p>
            <text:p/>
          </draw:text-box>
        </draw:frame>
        <draw:custom-shape draw:style-name="gr4" draw:text-style-name="P1" xml:id="id8" draw:id="id8" draw:layer="layout" svg:width="2.54cm" svg:height="2.54cm" svg:x="1cm" svg:y="18.526cm">
          <draw:glue-point draw:id="4" svg:x="-2.5cm" svg:y="5cm"/>
          <draw:glue-point draw:id="5" svg:x="5.003cm" svg:y="-2.5cm"/>
          <text:p text:style-name="P1">Phone</text:p>
          <text:p text:style-name="P1">Calenda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54cm" svg:y1="19.161cm" svg:x2="6.985cm" svg:y2="17.637cm" draw:start-shape="id8" draw:start-glue-point="5" draw:end-shape="id1" draw:end-glue-point="3" svg:d="M3540 19161c2584 0 862-1524 3445-1524" svg:viewBox="0 0 3446 1525">
          <text:p/>
        </draw:connector>
        <draw:connector draw:style-name="gr7" draw:text-style-name="P2" draw:layer="layout" draw:type="curve" svg:x1="6.985cm" svg:y1="18.335cm" svg:x2="3.54cm" svg:y2="19.796cm" draw:start-shape="id1" draw:start-glue-point="5" draw:end-shape="id8" draw:end-glue-point="1" svg:d="M6985 18335c-2583 0-861 1461-3445 1461" svg:viewBox="0 0 3446 1462">
          <text:p/>
        </draw:connector>
        <draw:frame draw:style-name="gr14" draw:text-style-name="P3" draw:layer="layout" svg:width="3.302cm" svg:height="1.275cm" svg:x="4.175cm" svg:y="18.907cm">
          <draw:text-box>
            <text:p>Create Appointment</text:p>
          </draw:text-box>
        </draw:frame>
        <draw:frame draw:style-name="gr19" draw:text-style-name="P3" draw:layer="layout" svg:width="3.067cm" svg:height="1.905cm" svg:x="3.521cm" svg:y="16.621cm">
          <draw:text-box>
            <text:p>Send</text:p>
            <text:p>Appointment</text:p>
            <text:p>Info</text:p>
          </draw:text-box>
        </draw:frame>
        <draw:custom-shape draw:style-name="gr4" draw:text-style-name="P1" xml:id="id9" draw:id="id9" draw:layer="layout" svg:width="2.54cm" svg:height="2.54cm" svg:x="1.127cm" svg:y="11.033cm">
          <draw:glue-point draw:id="4" svg:x="2.5cm" svg:y="5cm"/>
          <draw:glue-point draw:id="5" svg:x="5cm" svg:y="2.5cm"/>
          <text:p text:style-name="P1">GP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667cm" svg:y1="12.938cm" svg:x2="6.985cm" svg:y2="16.939cm" draw:start-shape="id9" draw:start-glue-point="5" draw:end-shape="id1" draw:end-glue-point="4" svg:d="M3667 12938c2488 0 830 4001 3318 4001" svg:viewBox="0 0 3319 4002">
          <text:p/>
        </draw:connector>
        <draw:frame draw:style-name="gr20" draw:text-style-name="P3" draw:layer="layout" svg:width="2.229cm" svg:height="1.275cm" svg:x="3.343cm" svg:y="13.7cm">
          <draw:text-box>
            <text:p>Get</text:p>
            <text:p>Location</text:p>
          </draw:text-box>
        </draw:frame>
        <draw:frame draw:style-name="gr21" draw:text-style-name="P4" draw:layer="layout" svg:width="10.795cm" svg:height="2.54cm" svg:x="1cm" svg:y="1cm">
          <draw:text-box>
            <text:p><text:span text:style-name="T1">CogBit Context</text:span></text:p>
            <text:p><text:span text:style-name="T1">Diagram</text:span></text:p>
          </draw:text-box>
        </draw:frame>
        <draw:frame draw:style-name="gr22" draw:text-style-name="P3" draw:layer="layout" svg:width="3.956cm" svg:height="1.275cm" svg:x="0.981cm" svg:y="2.778cm">
          <draw:text-box>
            <text:p>Ryan Bomalaski</text:p>
            <text:p>Venkatesh Sekar</text:p>
          </draw:text-box>
        </draw:frame>
        <draw:custom-shape draw:style-name="gr4" draw:text-style-name="P1" xml:id="id11" draw:id="id11" draw:layer="layout" svg:width="2.54cm" svg:height="2.54cm" svg:x="4.937cm" svg:y="4.048cm">
          <draw:glue-point draw:id="4" svg:x="-2.5cm" svg:y="5cm"/>
          <draw:glue-point draw:id="5" svg:x="-5cm" svg:y="3cm"/>
          <text:p text:style-name="P1">Phone</text:p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.54cm" svg:height="2.54cm" svg:x="2.27cm" svg:y="6.334cm">
          <draw:glue-point draw:id="4" svg:x="-2.5cm" svg:y="5cm"/>
          <draw:glue-point draw:id="5" svg:x="-5cm" svg:y="3cm"/>
          <text:p text:style-name="P1">Phone</text:p>
          <text:p text:style-name="P1">Camer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3.54cm" svg:y1="8.874cm" svg:x2="7.986cm" svg:y2="16.24cm" draw:start-shape="id10" draw:start-glue-point="2" draw:end-shape="id1" draw:end-glue-point="18" svg:d="M3540 8874c0 5524 4446 1842 4446 7366" svg:viewBox="0 0 4447 7367">
          <text:p/>
        </draw:connector>
        <draw:connector draw:style-name="gr7" draw:text-style-name="P2" draw:layer="layout" draw:type="curve" svg:x1="6.207cm" svg:y1="6.588cm" svg:x2="9.271cm" svg:y2="16.24cm" draw:start-shape="id11" draw:start-glue-point="2" draw:end-shape="id1" draw:end-glue-point="11" svg:d="M6207 6588c0 7239 3064 2413 3064 9652" svg:viewBox="0 0 3065 9653">
          <text:p/>
        </draw:connector>
        <draw:connector draw:style-name="gr7" draw:text-style-name="P2" draw:layer="layout" draw:type="curve" draw:line-skew="2.524cm" svg:x1="13.953cm" svg:y1="16.24cm" svg:x2="18.399cm" svg:y2="3.92cm" draw:start-shape="id1" draw:start-glue-point="16" draw:end-shape="id3" draw:end-glue-point="10" svg:d="M13953 16240c0-4786 2474-3988 3773-5872s1424-6448 673-6448" svg:viewBox="0 0 4909 12321">
          <text:p/>
        </draw:connector>
        <draw:connector draw:style-name="gr7" draw:text-style-name="P2" draw:layer="layout" draw:type="curve" svg:x1="17.764cm" svg:y1="4.81cm" svg:x2="12.7cm" svg:y2="16.24cm" draw:start-shape="id3" draw:start-glue-point="8" draw:end-shape="id1" draw:end-glue-point="10" svg:d="M17764 4810c0 8572-5064 2858-5064 11430" svg:viewBox="0 0 5065 11431">
          <text:p/>
        </draw:connector>
        <draw:frame draw:style-name="gr23" draw:text-style-name="P3" draw:layer="layout" svg:width="2.864cm" svg:height="1.275cm" svg:x="3.667cm" svg:y="9.885cm">
          <draw:text-box>
            <text:p>Get</text:p>
            <text:p>Photograph</text:p>
          </draw:text-box>
        </draw:frame>
        <draw:frame draw:style-name="gr24" draw:text-style-name="P3" draw:layer="layout" svg:width="2.585cm" svg:height="1.275cm" svg:x="5.064cm" svg:y="7.604cm">
          <draw:text-box>
            <text:p>Get</text:p>
            <text:p>Recording</text:p>
          </draw:text-box>
        </draw:frame>
        <draw:frame draw:style-name="gr25" draw:text-style-name="P3" draw:layer="layout" svg:width="2.89cm" svg:height="1.787cm" svg:x="17.465cm" svg:y="10.271cm">
          <draw:text-box>
            <text:p>Give</text:p>
            <text:p>Reminders/</text:p>
            <text:p>Display Info</text:p>
          </draw:text-box>
        </draw:frame>
        <draw:frame draw:style-name="gr26" draw:text-style-name="P3" draw:layer="layout" svg:width="3.194cm" svg:height="1.275cm" svg:x="13.573cm" svg:y="10.139cm">
          <draw:text-box>
            <text:p>Take</text:p>
            <text:p>Manual Entry</text:p>
          </draw:text-box>
        </draw:frame>
        <draw:custom-shape draw:style-name="gr4" draw:text-style-name="P1" xml:id="id12" draw:id="id12" draw:layer="layout" svg:width="2.54cm" svg:height="2.54cm" svg:x="8.112cm" svg:y="2.016cm">
          <draw:glue-point draw:id="4" svg:x="-2.5cm" svg:y="5cm"/>
          <draw:glue-point draw:id="5" svg:x="-5cm" svg:y="3cm"/>
          <text:p text:style-name="P1">CogBit</text:p>
          <text:p text:style-name="P1">Microphon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8.747cm" svg:y1="4.556cm" svg:x2="10.145cm" svg:y2="7.731cm" draw:start-shape="id12" draw:start-glue-point="4" draw:end-shape="id2" draw:end-glue-point="12" svg:d="M8747 4556c0 2117 466 3175 1398 3175" svg:viewBox="0 0 1399 3176">
          <text:p/>
        </draw:connector>
        <draw:frame draw:style-name="gr24" draw:text-style-name="P3" draw:layer="layout" svg:width="2.585cm" svg:height="1.275cm" svg:x="7.858cm" svg:y="5.948cm">
          <draw:text-box>
            <text:p>Get</text:p>
            <text:p>Recording</text:p>
          </draw:text-box>
        </draw:frame>
        <draw:custom-shape draw:style-name="gr4" draw:text-style-name="P1" xml:id="id13" draw:id="id13" draw:layer="layout" svg:width="2.54cm" svg:height="2.54cm" svg:x="16.621cm" svg:y="12.303cm">
          <text:p text:style-name="P1">New Friend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16.621cm" svg:y1="13.573cm" svg:x2="14.605cm" svg:y2="16.939cm" draw:start-shape="id13" draw:start-glue-point="3" draw:end-shape="id1" draw:end-glue-point="9" svg:d="M16621 13573c-1512 0-504 3366-2016 3366" svg:viewBox="0 0 2017 3367">
          <text:p/>
        </draw:connector>
        <draw:frame draw:style-name="gr12" draw:text-style-name="P3" draw:layer="layout" svg:width="3.302cm" svg:height="1.143cm" svg:x="14.208cm" svg:y="14.843cm">
          <draw:text-box>
            <text:p>Get New Inf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 draw:textarea-vertical-align="middle"/>
      <style:text-properties fo:font-size="13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2:26:35.991800771</meta:creation-date>
    <dc:date>2018-02-23T23:07:00.513467047</dc:date>
    <meta:editing-duration>PT18M9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